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Text_20_body">
      <style:paragraph-properties fo:line-height="150%" fo:text-align="justify" style:justify-single-word="false"/>
      <style:text-properties style:font-name="Ubuntu" officeooo:rsid="001d37f0" officeooo:paragraph-rsid="001eb771"/>
    </style:style>
    <style:style style:name="P6" style:family="paragraph" style:parent-style-name="Text_20_body">
      <style:paragraph-properties fo:line-height="150%" fo:text-align="justify" style:justify-single-word="false"/>
      <style:text-properties style:font-name="Ubuntu" officeooo:rsid="001d3919" officeooo:paragraph-rsid="001eb771"/>
    </style:style>
    <style:style style:name="P7" style:family="paragraph" style:parent-style-name="Text_20_body">
      <style:paragraph-properties fo:line-height="150%" fo:text-align="justify" style:justify-single-word="false"/>
      <style:text-properties style:font-name="Ubuntu" officeooo:rsid="00197a5f" officeooo:paragraph-rsid="00197a5f"/>
    </style:style>
    <style:style style:name="P8" style:family="paragraph" style:parent-style-name="Text_20_body">
      <style:paragraph-properties fo:line-height="150%"/>
      <style:text-properties style:font-name="Ubuntu" officeooo:rsid="0019c764" officeooo:paragraph-rsid="0019c764"/>
    </style:style>
    <style:style style:name="P9" style:family="paragraph" style:parent-style-name="Text_20_body">
      <style:paragraph-properties fo:line-height="150%" fo:text-align="justify" style:justify-single-word="false"/>
      <style:text-properties style:font-name="Ubuntu" officeooo:rsid="0019c764" officeooo:paragraph-rsid="0019c764"/>
    </style:style>
    <style:style style:name="P10" style:family="paragraph" style:parent-style-name="Text_20_body">
      <style:paragraph-properties fo:line-height="150%" fo:text-align="justify" style:justify-single-word="false"/>
      <style:text-properties style:font-name="Ubuntu" officeooo:rsid="00179683" officeooo:paragraph-rsid="00179683"/>
    </style:style>
    <style:style style:name="P11" style:family="paragraph" style:parent-style-name="Text_20_body">
      <style:paragraph-properties fo:line-height="150%" fo:text-align="justify" style:justify-single-word="false"/>
      <style:text-properties style:font-name="Ubuntu" officeooo:rsid="0029af7a" officeooo:paragraph-rsid="0029af7a"/>
    </style:style>
    <style:style style:name="P12" style:family="paragraph" style:parent-style-name="Text_20_body">
      <style:paragraph-properties fo:margin-left="0cm" fo:margin-right="0cm" fo:line-height="150%" fo:text-align="justify" style:justify-single-word="false" fo:text-indent="0cm" style:auto-text-indent="false"/>
      <style:text-properties style:font-name="Ubuntu" officeooo:rsid="002d3600" officeooo:paragraph-rsid="002d3600"/>
    </style:style>
    <style:style style:name="P13" style:family="paragraph" style:parent-style-name="Text_20_body">
      <style:paragraph-properties fo:line-height="150%" fo:text-align="justify" style:justify-single-word="false"/>
      <style:text-properties style:font-name="Ubuntu" officeooo:rsid="0033ac19" officeooo:paragraph-rsid="0033ac19"/>
    </style:style>
    <style:style style:name="P14" style:family="paragraph" style:parent-style-name="Text_20_body">
      <style:paragraph-properties fo:line-height="150%" fo:text-align="justify" style:justify-single-word="false"/>
      <style:text-properties officeooo:rsid="001ff045" officeooo:paragraph-rsid="0023081e"/>
    </style:style>
    <style:style style:name="P15" style:family="paragraph" style:parent-style-name="Text_20_body">
      <style:paragraph-properties fo:line-height="150%" fo:text-align="justify" style:justify-single-word="false" style:writing-mode="lr-tb"/>
      <style:text-properties officeooo:rsid="001ff045" officeooo:paragraph-rsid="0023081e"/>
    </style:style>
    <style:style style:name="P16" style:family="paragraph" style:parent-style-name="Text_20_body">
      <style:paragraph-properties fo:line-height="150%" fo:text-align="justify" style:justify-single-word="false"/>
      <style:text-properties officeooo:rsid="001eb771" officeooo:paragraph-rsid="001eb771"/>
    </style:style>
    <style:style style:name="P17" style:family="paragraph" style:parent-style-name="Contents_20_Heading">
      <style:text-properties style:font-name="Times New Roman" officeooo:paragraph-rsid="00122fd4"/>
    </style:style>
    <style:style style:name="P18" style:family="paragraph" style:parent-style-name="Text_20_body">
      <style:paragraph-properties fo:line-height="150%" fo:text-align="justify" style:justify-single-word="false"/>
      <style:text-properties officeooo:rsid="0029af7a" officeooo:paragraph-rsid="0029af7a"/>
    </style:style>
    <style:style style:name="P19" style:family="paragraph" style:parent-style-name="Text_20_body">
      <style:paragraph-properties fo:line-height="150%" fo:text-align="justify" style:justify-single-word="false"/>
      <style:text-properties officeooo:rsid="002d3600" officeooo:paragraph-rsid="002d3600"/>
    </style:style>
    <style:style style:name="P20" style:family="paragraph" style:parent-style-name="Text_20_body">
      <style:paragraph-properties fo:line-height="150%" fo:text-align="justify" style:justify-single-word="false"/>
      <style:text-properties officeooo:rsid="0034988a" officeooo:paragraph-rsid="0034988a"/>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list-style-name="">
      <style:text-properties style:font-name="Ubuntu" officeooo:rsid="001bbe46" officeooo:paragraph-rsid="00122fd4"/>
    </style:style>
    <style:style style:name="P27" style:family="paragraph" style:parent-style-name="Heading_20_1">
      <style:paragraph-properties fo:break-before="page"/>
      <style:text-properties style:font-name="Ubuntu" officeooo:rsid="001bbe46" officeooo:paragraph-rsid="00122fd4"/>
    </style:style>
    <style:style style:name="P28" style:family="paragraph" style:parent-style-name="Heading_20_1" style:list-style-name="">
      <style:text-properties style:font-name="Ubuntu" officeooo:rsid="001cb2ae" officeooo:paragraph-rsid="00122fd4"/>
    </style:style>
    <style:style style:name="P29" style:family="paragraph" style:parent-style-name="Heading_20_1">
      <style:paragraph-properties fo:break-before="page"/>
      <style:text-properties style:font-name="Ubuntu" officeooo:rsid="001cb2ae" officeooo:paragraph-rsid="00122fd4"/>
    </style:style>
    <style:style style:name="P30" style:family="paragraph" style:parent-style-name="Heading_20_1">
      <style:paragraph-properties fo:break-before="page"/>
      <style:text-properties officeooo:rsid="001cb2ae" officeooo:paragraph-rsid="00122fd4"/>
    </style:style>
    <style:style style:name="P31" style:family="paragraph" style:parent-style-name="Heading_20_1" style:list-style-name="">
      <style:text-properties officeooo:rsid="0033ac19" officeooo:paragraph-rsid="0033ac19"/>
    </style:style>
    <style:style style:name="P32" style:family="paragraph" style:parent-style-name="Heading_20_1">
      <style:paragraph-properties fo:break-before="page"/>
      <style:text-properties officeooo:rsid="0033ac19" officeooo:paragraph-rsid="0033ac19"/>
    </style:style>
    <style:style style:name="P33" style:family="paragraph" style:parent-style-name="Heading_20_2">
      <style:text-properties style:font-name="Ubuntu" officeooo:rsid="001bbe46" officeooo:paragraph-rsid="00122fd4"/>
    </style:style>
    <style:style style:name="P34" style:family="paragraph" style:parent-style-name="Heading_20_2">
      <style:text-properties style:font-name="Ubuntu" officeooo:rsid="001cfc14" officeooo:paragraph-rsid="00122fd4"/>
    </style:style>
    <style:style style:name="P35" style:family="paragraph" style:parent-style-name="Heading_20_2">
      <style:text-properties style:font-name="Ubuntu" officeooo:rsid="001e8e77" officeooo:paragraph-rsid="00122fd4"/>
    </style:style>
    <style:style style:name="P36" style:family="paragraph" style:parent-style-name="Heading_20_2">
      <style:text-properties style:font-name="Ubuntu" officeooo:rsid="00122fd4" officeooo:paragraph-rsid="00122fd4"/>
    </style:style>
    <style:style style:name="P37" style:family="paragraph" style:parent-style-name="Heading_20_2">
      <style:text-properties officeooo:rsid="0033ac19" officeooo:paragraph-rsid="0033ac19"/>
    </style:style>
    <style:style style:name="P38" style:family="paragraph" style:parent-style-name="Heading_20_2">
      <style:text-properties officeooo:rsid="003a2f2d" officeooo:paragraph-rsid="003a2f2d"/>
    </style:style>
    <style:style style:name="P39" style:family="paragraph" style:parent-style-name="Heading_20_3">
      <style:text-properties style:font-name="Ubuntu" officeooo:rsid="001cfc14" officeooo:paragraph-rsid="00122fd4"/>
    </style:style>
    <style:style style:name="P40" style:family="paragraph" style:parent-style-name="Heading_20_3">
      <style:text-properties style:font-name="Ubuntu" officeooo:paragraph-rsid="00122fd4"/>
    </style:style>
    <style:style style:name="P41" style:family="paragraph" style:parent-style-name="Heading_20_3">
      <style:text-properties style:font-name="Ubuntu" officeooo:rsid="001e8e77" officeooo:paragraph-rsid="00122fd4"/>
    </style:style>
    <style:style style:name="P42" style:family="paragraph" style:parent-style-name="Heading_20_3">
      <style:text-properties style:font-name="Ubuntu" officeooo:rsid="001d37f0" officeooo:paragraph-rsid="001d37f0"/>
    </style:style>
    <style:style style:name="P43" style:family="paragraph" style:parent-style-name="Heading_20_4">
      <style:text-properties style:font-name="Ubuntu" officeooo:rsid="001d3919" officeooo:paragraph-rsid="001eb771"/>
    </style:style>
    <style:style style:name="P44" style:family="paragraph" style:parent-style-name="Heading_20_4">
      <style:text-properties officeooo:paragraph-rsid="001eb771"/>
    </style:style>
    <style:style style:name="P45" style:family="paragraph" style:parent-style-name="Text_20_body">
      <style:paragraph-properties fo:line-height="150%" fo:text-align="justify" style:justify-single-word="false"/>
      <style:text-properties style:font-name="Ubuntu" officeooo:rsid="0033ac19" officeooo:paragraph-rsid="0033ac19"/>
    </style:style>
    <style:style style:name="P46" style:family="paragraph" style:parent-style-name="Text_20_body">
      <style:paragraph-properties fo:line-height="150%" fo:text-align="justify" style:justify-single-word="false"/>
      <style:text-properties officeooo:rsid="003675c5" officeooo:paragraph-rsid="003675c5"/>
    </style:style>
    <style:style style:name="P47" style:family="paragraph" style:parent-style-name="Text_20_body">
      <style:paragraph-properties fo:line-height="150%" fo:text-align="justify" style:justify-single-word="false"/>
      <style:text-properties officeooo:rsid="003758fc" officeooo:paragraph-rsid="003758fc"/>
    </style:style>
    <style:style style:name="P48" style:family="paragraph" style:parent-style-name="Text_20_body">
      <style:paragraph-properties fo:line-height="150%" fo:text-align="justify" style:justify-single-word="false"/>
      <style:text-properties officeooo:rsid="003a2f2d" officeooo:paragraph-rsid="003a2f2d"/>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style:font-name="Ubuntu"/>
    </style:style>
    <style:style style:name="T8" style:family="text">
      <style:text-properties style:font-name="Ubuntu" officeooo:rsid="001d3919"/>
    </style:style>
    <style:style style:name="T9" style:family="text">
      <style:text-properties style:font-name="Ubuntu" officeooo:rsid="001eb771"/>
    </style:style>
    <style:style style:name="T10" style:family="text">
      <style:text-properties style:font-name="Ubuntu" officeooo:rsid="001d37f0"/>
    </style:style>
    <style:style style:name="T11" style:family="text">
      <style:text-properties style:font-name="Ubuntu" officeooo:rsid="001f11e1"/>
    </style:style>
    <style:style style:name="T12" style:family="text">
      <style:text-properties style:font-name="Ubuntu" officeooo:rsid="0020cfd4"/>
    </style:style>
    <style:style style:name="T13" style:family="text">
      <style:text-properties style:font-name="Ubuntu" officeooo:rsid="0021e7f5"/>
    </style:style>
    <style:style style:name="T14" style:family="text">
      <style:text-properties style:font-name="Ubuntu" officeooo:rsid="0023081e"/>
    </style:style>
    <style:style style:name="T15" style:family="text">
      <style:text-properties style:font-name="Ubuntu" officeooo:rsid="0027937f"/>
    </style:style>
    <style:style style:name="T16" style:family="text">
      <style:text-properties style:font-name="Ubuntu" officeooo:rsid="00286a4e"/>
    </style:style>
    <style:style style:name="T17" style:family="text">
      <style:text-properties style:font-name="Ubuntu" officeooo:rsid="0029af7a"/>
    </style:style>
    <style:style style:name="T18" style:family="text">
      <style:text-properties style:font-name="Ubuntu" officeooo:rsid="00122fd4"/>
    </style:style>
    <style:style style:name="T19" style:family="text">
      <style:text-properties style:font-name="Ubuntu" officeooo:rsid="001cfc14"/>
    </style:style>
    <style:style style:name="T20" style:family="text">
      <style:text-properties style:font-name="Ubuntu" officeooo:rsid="002b68ca"/>
    </style:style>
    <style:style style:name="T21" style:family="text">
      <style:text-properties style:font-name="Ubuntu" officeooo:rsid="002d3600"/>
    </style:style>
    <style:style style:name="T22" style:family="text">
      <style:text-properties style:font-name="Ubuntu" officeooo:rsid="001e8e77"/>
    </style:style>
    <style:style style:name="T23" style:family="text">
      <style:text-properties style:font-name="Ubuntu" officeooo:rsid="002ded1b"/>
    </style:style>
    <style:style style:name="T24" style:family="text">
      <style:text-properties style:font-name="Ubuntu" officeooo:rsid="002fa054"/>
    </style:style>
    <style:style style:name="T25" style:family="text">
      <style:text-properties style:font-name="Ubuntu" officeooo:rsid="0032af84"/>
    </style:style>
    <style:style style:name="T26" style:family="text">
      <style:text-properties style:font-name="Ubuntu" officeooo:rsid="001cb2ae"/>
    </style:style>
    <style:style style:name="T27" style:family="text">
      <style:text-properties style:font-name="Ubuntu" officeooo:rsid="0034988a"/>
    </style:style>
    <style:style style:name="T28" style:family="text">
      <style:text-properties style:font-name="Ubuntu" officeooo:rsid="003675c5"/>
    </style:style>
    <style:style style:name="T29" style:family="text">
      <style:text-properties style:font-name="Ubuntu" officeooo:rsid="003758fc"/>
    </style:style>
    <style:style style:name="T30" style:family="text">
      <style:text-properties style:font-name="Ubuntu" officeooo:rsid="00384af7"/>
    </style:style>
    <style:style style:name="T31" style:family="text">
      <style:text-properties style:font-name="Ubuntu" officeooo:rsid="003a2f2d"/>
    </style:style>
    <style:style style:name="T32" style:family="text">
      <style:text-properties style:font-name="Ubuntu" officeooo:rsid="003b51db"/>
    </style:style>
    <style:style style:name="T33" style:family="text">
      <style:text-properties style:font-name="Ubuntu" officeooo:rsid="003d02ac"/>
    </style:style>
    <style:style style:name="T34" style:family="text">
      <style:text-properties officeooo:rsid="001ff045"/>
    </style:style>
    <style:style style:name="T35" style:family="text">
      <style:text-properties officeooo:rsid="0024a7b6"/>
    </style:style>
    <style:style style:name="T36" style:family="text">
      <style:text-properties officeooo:rsid="00262bc9"/>
    </style:style>
    <style:style style:name="T37" style:family="text">
      <style:text-properties officeooo:rsid="002b68ca"/>
    </style:style>
    <style:style style:name="T38" style:family="text">
      <style:text-properties officeooo:rsid="002d3600"/>
    </style:style>
    <style:style style:name="T39" style:family="text">
      <style:text-properties officeooo:rsid="0034988a"/>
    </style:style>
    <style:style style:name="T40" style:family="text">
      <style:text-properties officeooo:rsid="003675c5"/>
    </style:style>
    <style:style style:name="T41" style:family="text">
      <style:text-properties officeooo:rsid="003758f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text:span text:style-name="T39">E</text:span>ntwicklung am Beispiel von Googles Framework Flutter</text:p>
      <text:p text:style-name="P2"><text:span text:style-name="T4">Ist Flutter n</text:span><text:span text:style-name="T6">ü</text:span><text:span text:style-name="T4">tzlich zum Cros</text:span><text:span text:style-name="T39">s</text:span><text:span text:style-name="T4">pla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Inhaltsverzeichnis</text:p>
          </text:index-title>
          <text:p text:style-name="P21"><text:a xlink:type="simple" xlink:href="#__RefHeading___Toc105_3817189541" text:style-name="Index_20_Link" text:visited-style-name="Index_20_Link">1. a Einleitung<text:tab/>3</text:a></text:p>
          <text:p text:style-name="P22"><text:a xlink:type="simple" xlink:href="#__RefHeading___Toc107_3817189541" text:style-name="Index_20_Link" text:visited-style-name="Index_20_Link">1.1 x Einführung Softwareentwicklung<text:tab/>3</text:a></text:p>
          <text:p text:style-name="P22"><text:a xlink:type="simple" xlink:href="#__RefHeading___Toc109_3817189541" text:style-name="Index_20_Link" text:visited-style-name="Index_20_Link">1.2 x Möglichkeiten zur Softwareentwicklung<text:tab/>3</text:a></text:p>
          <text:p text:style-name="P22"><text:a xlink:type="simple" xlink:href="#__RefHeading___Toc115_3817189541" text:style-name="Index_20_Link" text:visited-style-name="Index_20_Link">1.3 x Genauere Vorstellung von Crossplatform<text:tab/>3</text:a></text:p>
          <text:p text:style-name="P23"><text:a xlink:type="simple" xlink:href="#__RefHeading___Toc117_3817189541" text:style-name="Index_20_Link" text:visited-style-name="Index_20_Link">1.31 a Was ist Flutter<text:tab/>3</text:a></text:p>
          <text:p text:style-name="P22"><text:a xlink:type="simple" xlink:href="#__RefHeading___Toc119_3817189541" text:style-name="Index_20_Link" text:visited-style-name="Index_20_Link">1.4 a Wie will ich die Fragestellung umsetzen<text:tab/>3</text:a></text:p>
          <text:p text:style-name="P22"><text:a xlink:type="simple" xlink:href="#__RefHeading___Toc121_3817189541" text:style-name="Index_20_Link" text:visited-style-name="Index_20_Link">1.5 a Was ist (die Motivation / )das Ziel<text:tab/>3</text:a></text:p>
          <text:p text:style-name="P21"><text:a xlink:type="simple" xlink:href="#__RefHeading___Toc111_3817189541" text:style-name="Index_20_Link" text:visited-style-name="Index_20_Link">2. a Hauptteil<text:tab/>4</text:a></text:p>
          <text:p text:style-name="P22"><text:a xlink:type="simple" xlink:href="#__RefHeading___Toc215_2607690697" text:style-name="Index_20_Link" text:visited-style-name="Index_20_Link">2.1 a Vorstellung des Projektes<text:tab/>4</text:a></text:p>
          <text:p text:style-name="P22"><text:a xlink:type="simple" xlink:href="#__RefHeading___Toc217_2607690697" text:style-name="Index_20_Link" text:visited-style-name="Index_20_Link">2.2 a Ziel des Projekts<text:tab/>4</text:a></text:p>
          <text:p text:style-name="P22"><text:a xlink:type="simple" xlink:href="#__RefHeading___Toc219_2607690697" text:style-name="Index_20_Link" text:visited-style-name="Index_20_Link">2.3 a Mögliche Probleme<text:tab/>4</text:a></text:p>
          <text:p text:style-name="P22"><text:a xlink:type="simple" xlink:href="#__RefHeading___Toc221_2607690697" text:style-name="Index_20_Link" text:visited-style-name="Index_20_Link">2.4 a Umsetzung<text:tab/>5</text:a></text:p>
          <text:p text:style-name="P23"><text:a xlink:type="simple" xlink:href="#__RefHeading___Toc223_2607690697" text:style-name="Index_20_Link" text:visited-style-name="Index_20_Link">2.41 a Planung<text:tab/>5</text:a></text:p>
          <text:p text:style-name="P23"><text:a xlink:type="simple" xlink:href="#__RefHeading___Toc227_2607690697" text:style-name="Index_20_Link" text:visited-style-name="Index_20_Link">2.42 x Implementierung<text:tab/>6</text:a></text:p>
          <text:p text:style-name="P23"><text:a xlink:type="simple" xlink:href="#__RefHeading___Toc285_3871415372" text:style-name="Index_20_Link" text:visited-style-name="Index_20_Link">2.43 a Probleme<text:tab/>6</text:a></text:p>
          <text:p text:style-name="P24"><text:a xlink:type="simple" xlink:href="#__RefHeading___Toc308_4244886861" text:style-name="Index_20_Link" text:visited-style-name="Index_20_Link">2.43.1 a Gelöste Probleme<text:tab/>6</text:a></text:p>
          <text:p text:style-name="P24"><text:a xlink:type="simple" xlink:href="#__RefHeading___Toc310_4244886861" text:style-name="Index_20_Link" text:visited-style-name="Index_20_Link">2.43.2 a Ungelöste Probleme<text:tab/>7</text:a></text:p>
          <text:p text:style-name="P23"><text:a xlink:type="simple" xlink:href="#__RefHeading___Toc229_2607690697" text:style-name="Index_20_Link" text:visited-style-name="Index_20_Link">2.44 x Testen<text:tab/>7</text:a></text:p>
          <text:p text:style-name="P21"><text:a xlink:type="simple" xlink:href="#__RefHeading___Toc113_3817189541" text:style-name="Index_20_Link" text:visited-style-name="Index_20_Link">3. x Schluss<text:tab/>8</text:a></text:p>
          <text:p text:style-name="P22"><text:a xlink:type="simple" xlink:href="#__RefHeading___Toc231_2607690697" text:style-name="Index_20_Link" text:visited-style-name="Index_20_Link">3.1 x War Flutter für mein Projekt sinnvoll<text:tab/>8</text:a></text:p>
          <text:p text:style-name="P22"><text:a xlink:type="simple" xlink:href="#__RefHeading___Toc233_2607690697" text:style-name="Index_20_Link" text:visited-style-name="Index_20_Link">3.2 x Ist Flutter generell sinnvoll<text:tab/>8</text:a></text:p>
          <text:p text:style-name="P21"><text:a xlink:type="simple" xlink:href="#__RefHeading___Toc435_378655537" text:style-name="Index_20_Link" text:visited-style-name="Index_20_Link">4. x Anhang<text:tab/>9</text:a></text:p>
          <text:p text:style-name="P22"><text:a xlink:type="simple" xlink:href="#__RefHeading___Toc437_378655537" text:style-name="Index_20_Link" text:visited-style-name="Index_20_Link">4.1 a Anleitung zum Ausprobieren der App<text:tab/>9</text:a></text:p>
          <text:p text:style-name="P22"><text:a xlink:type="simple" xlink:href="#__RefHeading___Toc499_539073603" text:style-name="Index_20_Link" text:visited-style-name="Index_20_Link">4.2 x Literaturverzeichnis<text:tab/>9</text:a></text:p>
        </text:index-body>
      </text:table-of-content>
      <text:p text:style-name="P17"/>
      <text:p text:style-name="P4">a = angefangen</text:p>
      <text:p text:style-name="P4">x = noch nichts</text:p>
      <text:h text:style-name="P26" text:outline-level="1"/>
      <text:h text:style-name="P27" text:outline-level="1"><text:bookmark-start text:name="__RefHeading___Toc105_3817189541"/>1. <text:span text:style-name="T3">a</text:span><text:span text:style-name="T2"> </text:span>Einleitung <text:bookmark-end text:name="__RefHeading___Toc105_3817189541"/></text:h>
      <text:p text:style-name="P10">App-Entwicklung ist in Zeiten des immer noch steigenden Softwaremarktes stark gefragt. Um diese Nachfrage zu befriedigen gibt es immer effizientere Modelle zur Software-Entwicklung. Eines davon ist die Crossplatform-Entwicklung, um die es in dieser Facharbeit geht.</text:p>
      <text:h text:style-name="P33" text:outline-level="2"><text:bookmark-start text:name="__RefHeading___Toc107_3817189541"/>1.1 <text:span text:style-name="T2">x </text:span><text:span text:style-name="T1">Einführung Softwareentwicklung</text:span><text:bookmark-end text:name="__RefHeading___Toc107_3817189541"/></text:h>
      <text:h text:style-name="P33" text:outline-level="2"><text:bookmark-start text:name="__RefHeading___Toc109_3817189541"/>1.2 <text:span text:style-name="T2">x </text:span><text:span text:style-name="T1">Möglichkeiten zur Softwareentwicklung</text:span><text:bookmark-end text:name="__RefHeading___Toc109_3817189541"/></text:h>
      <text:h text:style-name="P34" text:outline-level="2"><text:bookmark-start text:name="__RefHeading___Toc115_3817189541"/>1.3 <text:span text:style-name="T2">x </text:span>Genauere Vorstellung von Crossplatform<text:bookmark-end text:name="__RefHeading___Toc115_3817189541"/></text:h>
      <text:h text:style-name="P39" text:outline-level="3"><text:bookmark-start text:name="__RefHeading___Toc117_3817189541"/>1.31 <text:span text:style-name="T5">a</text:span><text:span text:style-name="T2"> </text:span>Was ist Flutter<text:bookmark-end text:name="__RefHeading___Toc117_3817189541"/></text:h>
      <text:p text:style-name="P9"><text:span text:style-name="T1">F</text:span>lutter ist ein App-Baukasten von Google, der sich auf Crossplatform spezialisiert hat. </text:p>
      <text:h text:style-name="P34"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7">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7">Um die Crossplatf<text:span text:style-name="T36">or</text:span>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h text:style-name="P34"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8"><text:span text:style-name="T4">D</text:span>as Ziel der App wird es sein auf allen Geräten gleich gut und ohne Einschränkungen zu funktionieren, dass heißt der Dateizugriff muss problemlos funktionieren und die App muss überall performant sein.</text:p>
      <text:p text:style-name="P8">Auch das GUI sollte überall (der Bildschirmgröße entsprechend) ähnlich aussehen und gut funktionieren, so dass zum Beispiel keine GUI-Elemente verdeckt sind aber man sie nicht anklicken kann.</text:p>
      <text:h text:style-name="P30" text:outline-level="1"><text:bookmark-start text:name="__RefHeading___Toc111_3817189541"/><text:span text:style-name="T7">2. </text:span><text:span text:style-name="T27">a</text:span><text:span text:style-name="T18"> </text:span><text:span text:style-name="T7">Hauptteil</text:span><text:bookmark-end text:name="__RefHeading___Toc111_3817189541"/></text:h>
      <text:p text:style-name="P20"><text:span text:style-name="T26">I</text:span><text:span text:style-name="T7">n diesem Teil geht es um die Entwicklung einer App mit Flutter. Dabei sollen speziell Crossplatform Aspekte angesprochen werden.</text:span></text:p>
      <text:h text:style-name="P34" text:outline-level="2"><text:bookmark-start text:name="__RefHeading___Toc215_2607690697"/>2.1 <text:span text:style-name="T37">a</text:span><text:span text:style-name="T2"> </text:span>Vorstellung des Projektes<text:bookmark-end text:name="__RefHeading___Toc215_2607690697"/></text:h>
      <text:p text:style-name="P18"><text:span text:style-name="T19">D</text:span><text:span text:style-name="T7">as Projekt</text:span><text:span text:style-name="T21"> soll eine</text:span><text:span text:style-name="T7"> simple Implementierung des Klassikers TicTacToe </text:span><text:span text:style-name="T21">sein</text:span><text:span text:style-name="T7">.</text:span><text:span text:style-name="T20"> Dabei soll in einem 3*3 Feld der aktuelle Spielstand angezeigt werden. Daneben steht der aktuelle Spielende bzw. der Gewinnende. Diese Textanzeige soll bei mobile</text:span><text:span text:style-name="T21">n</text:span><text:span text:style-name="T20">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35" text:outline-level="2"><text:bookmark-start text:name="__RefHeading___Toc217_2607690697"/>2.2 <text:span text:style-name="T38">a</text:span><text:span text:style-name="T2"> </text:span>Ziel des Projekts<text:bookmark-end text:name="__RefHeading___Toc217_2607690697"/></text:h>
      <text:p text:style-name="P12">Ziel des Projektes ist es die Crossplatform Fähigkeiten von Flutter auszutesten und zu prüfen ob es sich zum Entwickeln von Crossplatform Anwendungen, also genau das wofür dieser Framework konzipiert ist, lohnt. Dafür sollen verschiedene Faktoren, die auf den Geräten sehr unterschiedlich sind, wie zum Beispiel die Displaybreite, ausgetestet werden und geguckt werden wie gut Flutter damit umgehen kann.</text:p>
      <text:h text:style-name="P35" text:outline-level="2"><text:bookmark-start text:name="__RefHeading___Toc219_2607690697"/>2.3 <text:span text:style-name="T38">a</text:span><text:span text:style-name="T2"> </text:span>Mögliche Probleme<text:bookmark-end text:name="__RefHeading___Toc219_2607690697"/></text:h>
      <text:p text:style-name="P19"><text:span text:style-name="T22">D</text:span><text:span text:style-name="T7">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text:span text:style-name="T23">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19"><text:soft-page-break/><text:span text:style-name="T7">Ein weiteres mögliches Problem ist der Speicherzugriff, da sich dieser auf den unterschiedlichen Geräten sehr unterschiedlich gestaltet. </text:span><text:span text:style-name="T23">Die Architektur der </text:span><text:span text:style-name="T24">verschiedenen Betriebssysteme macht das sehr schwer, da sie zwar für den Benutzer oft relativ ähnlich aussehen, aber unter der Haube komplett anders aufgebaut sind.</text:span></text:p>
      <text:h text:style-name="P35" text:outline-level="2"><text:bookmark-start text:name="__RefHeading___Toc221_2607690697"/>2.4 <text:span text:style-name="T40">a</text:span><text:span text:style-name="T2"> </text:span>Umsetzung<text:bookmark-end text:name="__RefHeading___Toc221_2607690697"/></text:h>
      <text:p text:style-name="P46"><text:span text:style-name="T22">D</text:span><text:span text:style-name="T7">a es nicht das Ziel dieser Arbeit ist, die App-Entwicklung an sich, sondern nur exemplarisch an Flutter zu zeigen, habe ich nicht viel Zeit in die Planung und das vorherige Designen der App gesteckt sondern habe relativ schnell mit dem Programmieren angefangen. </text:span><text:span text:style-name="T29">Dadurch ist die fertige Implementierung nicht komplett konsistent, da ich zum Beispiel auch während des Programmierens noch neue Konzepte kennengelernt und dann versucht habe diese in die App einzubauen.</text:span><text:span text:style-name="T7"> Trotzdem habe ich mir vorher Gedanken gemacht, wie ich die App umsetzen und strukturieren will.</text:span></text:p>
      <text:h text:style-name="P40" text:outline-level="3"><text:bookmark-start text:name="__RefHeading___Toc223_2607690697"/>2.41 <text:span text:style-name="T41">a</text:span><text:span text:style-name="T2"> </text:span>Planung<text:bookmark-end text:name="__RefHeading___Toc223_2607690697"/></text:h>
      <text:p text:style-name="P47"><text:span text:style-name="T7">Zu der Planung gehörte vor allem die eigentliche Umsetzung der App, also was für Widgets ich brauche, nicht der Entwurf dieser. Ich musste mir also keine Gedanken machen welche Features ich brauche und was auf den einzelnen Seiten vorhanden sein soll. </text:span></text:p>
      <text:p text:style-name="P47"><text:span text:style-name="T7">Daher entschied ich mich auf der Spieleseite für ein 3x3 Raster aus ElevatedButtons (TODO Eine Art von Knopf die einen „Schatten“ auf den darunterliegenden Hintergrund wirft), daneben eine simple Textanzeige, die den Spielstand anzeigt. Nach Spielende sollte darunter noch ein Restart Button erscheinen. Die AppBar (TODO) soll einfach nur den Text „TicTacToe“ anzeigen.</text:span></text:p>
      <text:p text:style-name="P47"><text:span text:style-name="T7">Um die Navigation zwischen der Spieleseite und der Einstellungsseite zu ermöglichen nutze ich einen Drawer (TODO). Diesen kann man mit einem </text:span><text:span text:style-name="T30">Wisch von der linken Bildschirmkante nach rechts, oder mit </text:span><text:span text:style-name="T31">einem Knopf auf der linken Seite der AppBar öffnen.</text:span></text:p>
      <text:p text:style-name="P48"><text:span text:style-name="T31">D</text:span><text:span text:style-name="T7">ie Einstellungsseite </text:span><text:span text:style-name="T32">besteht aus drei Segmenten. Zwei zum Einstellen der Namen der Spieler und eines zum Einstellen der Hintergrundfarbe. Alle drei Segmente haben einen Resetknopf, um sie wieder auf die ursprünglichen Werte zurückzusetzen, </text:span><text:span text:style-name="T33">und</text:span><text:span text:style-name="T32"> je einen Text der kurz beschreibt, was dieses Segment macht. </text:span><text:span text:style-name="T33">Die Segmente zum Einstellen der Namen haben je ein Textfeld, wo man den neuen Namen angeben kann, im Hintergrund </text:span><text:soft-page-break/><text:span text:style-name="T33">davon wird der aktuelle Name angezeigt. Das andere Segment hat statt dem Textfeld einen Button der ein Fenster öffnet, wo man die Farbe auswählen kann.</text:span></text:p>
      <text:h text:style-name="P41" text:outline-level="3"><text:bookmark-start text:name="__RefHeading___Toc227_2607690697"/>2.4<text:span text:style-name="T40">2</text:span> <text:span text:style-name="T2">x </text:span>Implementierung<text:bookmark-end text:name="__RefHeading___Toc227_2607690697"/></text:h>
      <text:h text:style-name="P42" text:outline-level="3"><text:bookmark-start text:name="__RefHeading___Toc285_3871415372"/>2.4<text:span text:style-name="T40">3</text:span> <text:span text:style-name="T6">a</text:span> Probleme<text:bookmark-end text:name="__RefHeading___Toc285_3871415372"/></text:h>
      <text:p text:style-name="P16"><text:span text:style-name="T10">B</text:span><text:span text:style-name="T7">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span></text:p>
      <text:h text:style-name="P43" text:outline-level="4"><text:bookmark-start text:name="__RefHeading___Toc308_4244886861"/>2.4<text:span text:style-name="T40">3</text:span>.1 <text:span text:style-name="T34">a </text:span>Gelöste Probleme<text:bookmark-end text:name="__RefHeading___Toc308_4244886861"/></text:h>
      <text:p text:style-name="P14"><text:span text:style-name="T8">D</text:span><text:span text:style-name="T7">a die App auf </text:span><text:span text:style-name="T12">vielen</text:span><text:span text:style-name="T7"> verschiedenen </text:span><text:span text:style-name="T12">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13">Das Layout ist ein „Problem“ von Crossplatform, da es mit verschiedenen Bildschirmgrößen und Skalierungen klar kommen muss, also sowohl mit einem Hochformat, wie man es meistens am Handy hat und einem Querformat, wie man es meistens am Desktop hat. </text:span></text:p>
      <text:p text:style-name="P15"><text:span text:style-name="T13">Das habe ich gelöst </text:span><text:span text:style-name="T14">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16">Das Problem dabei war, dass ich den GridView, der <text:s text:c="7"/>für das anzeigen des Spielfeldes zuständig ist, und den Text in eine Row bzw. Column (je nachdem ob Desktop oder Handy Ansicht) gesetzt. </text:span><text:span text:style-name="T17">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5">- Layout</text:p>
      <text:p text:style-name="P6"><text:soft-page-break/>- Aufruf von Pbermethoden <text:span text:style-name="T35">(da ich diese Konzepte auch erst relativ spät gelernt habe, sind sie im Code nur teilweise umgesetzt)</text:span></text:p>
      <text:h text:style-name="P44" text:outline-level="4"><text:bookmark-start text:name="__RefHeading___Toc310_4244886861"/><text:span text:style-name="T8">2.4</text:span><text:span text:style-name="T28">3</text:span><text:span text:style-name="T8">.2 </text:span><text:span text:style-name="T9">a </text:span><text:span text:style-name="T8">Ungelöste Probleme</text:span><text:bookmark-end text:name="__RefHeading___Toc310_4244886861"/></text:h>
      <text:p text:style-name="P16"><text:span text:style-name="T8">E</text:span><text:span text:style-name="T7">in Problem was ich nicht lösen konnte, ist dass man bei der Dektop-Version das Fenster unbegrenzt verkleinern kann. Diese Funktion gibt es aktuell in Flutter nämlich noch nicht. Was es gibt sind aber Plugins, wie zum Beispiel </text:span><text:span text:style-name="T11">„window_manager“</text:span><text:span text:style-name="T11"><text:note text:id="ftn1" text:note-class="footnote"><text:note-citation>1</text:note-citation><text:note-body><text:p text:style-name="Footnote">https://pub.dev/packages/window_manager</text:p></text:note-body></text:note></text:span><text:span text:style-name="T11">. Dieses ist aber auch noch nicht in einer Vollversion verfügbar. Man kann damit zwar eine minimale Größe des Fensters einstellen, wenn man das Fenster dann aller</text:span><text:span text:style-name="T21">di</text:span><text:span text:style-name="T11">ngs maximiert und dann wieder verkleinert, kann man es wieder unendlich verkleinern, somit ist dieses Problem, meines Wissens nach aktuell nicht behebbar.</text:span></text:p>
      <text:p text:style-name="P18"><text:span text:style-name="T11">E</text:span><text:span text:style-name="T7">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span></text:p>
      <text:p text:style-name="P11">- Wenn man in der Desktop Version das Fenster über die magische Grenze zieht, wird der Spielstand „zurückgesetzt“ (Idee: beim Erstellen der Tiles, die Informationen aus der Matrix benutzen)</text:p>
      <text:p text:style-name="P16"><text:span text:style-name="T15">- </text:span><text:span text:style-name="T25">Web Version wird falsch angezeigt</text:span></text:p>
      <text:h text:style-name="P41" text:outline-level="3"><text:bookmark-start text:name="__RefHeading___Toc229_2607690697"/>2.44 <text:span text:style-name="T2">x </text:span>Testen<text:bookmark-end text:name="__RefHeading___Toc229_2607690697"/></text:h>
      <text:h text:style-name="P28" text:outline-level="1"/>
      <text:h text:style-name="P29" text:outline-level="1"><text:bookmark-start text:name="__RefHeading___Toc113_3817189541"/>3. <text:span text:style-name="T2">x </text:span>Schluss<text:bookmark-end text:name="__RefHeading___Toc113_3817189541"/></text:h>
      <text:h text:style-name="P36" text:outline-level="2"><text:bookmark-start text:name="__RefHeading___Toc231_2607690697"/>3.1 x War Flutter für mein Projekt sinnvoll<text:bookmark-end text:name="__RefHeading___Toc231_2607690697"/></text:h>
      <text:h text:style-name="P36" text:outline-level="2"><text:bookmark-start text:name="__RefHeading___Toc233_2607690697"/>3.2 x Ist Flutter generell sinnvoll<text:bookmark-end text:name="__RefHeading___Toc233_2607690697"/></text:h>
      <text:h text:style-name="P31" text:outline-level="1"/>
      <text:h text:style-name="P32" text:outline-level="1"><text:bookmark-start text:name="__RefHeading___Toc435_378655537"/>4. x Anhang<text:bookmark-end text:name="__RefHeading___Toc435_378655537"/></text:h>
      <text:h text:style-name="P37" text:outline-level="2"><text:bookmark-start text:name="__RefHeading___Toc437_378655537"/>4.1 a Anleitung zum Ausprobieren der App<text:bookmark-end text:name="__RefHeading___Toc437_378655537"/></text:h>
      <text:p text:style-name="P13">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13">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13">TODO Windows, IOS, MacOS</text:p>
      <text:h text:style-name="P38" text:outline-level="2"><text:bookmark-start text:name="__RefHeading___Toc499_539073603"/>4.2 x Literaturverzeichnis<text:bookmark-end text:name="__RefHeading___Toc499_539073603"/></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1-29T11:04:17.523680141</dc:date>
    <meta:editing-duration>PT2H54M38S</meta:editing-duration>
    <meta:editing-cycles>26</meta:editing-cycles>
    <meta:generator>LibreOffice/7.2.5.2$Linux_X86_64 LibreOffice_project/20$Build-2</meta:generator>
    <meta:document-statistic meta:table-count="0" meta:image-count="0" meta:object-count="0" meta:page-count="9" meta:paragraph-count="83" meta:word-count="1758" meta:character-count="11392" meta:non-whitespace-character-count="9704"/>
  </office:meta>
</office:document-meta>
</file>